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5000002D027B45321FFBA1B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4.3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0.596cm" fo:min-width="3.103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428cm" fo:min-width="3.357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15" draw:textarea-horizontal-align="justify" draw:textarea-vertical-align="middle" draw:auto-grow-height="false" fo:min-height="4.739cm" fo:min-width="3.785cm" fo:padding-top="0.151cm" fo:padding-bottom="0.151cm" fo:padding-left="0.276cm" fo:padding-right="0.276cm" draw:shadow="visible" draw:shadow-offset-x="0.141cm" draw:shadow-offset-y="0.141cm" draw:shadow-color="#1c1c1c" draw:shadow-opacity="40%"/>
    </style:style>
    <style:style style:name="gr6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1.099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18" draw:textarea-horizontal-align="justify" draw:textarea-vertical-align="middle" draw:auto-grow-height="false" fo:min-height="4.739cm" fo:min-width="3.785cm" fo:padding-top="0.151cm" fo:padding-bottom="0.151cm" fo:padding-left="0.276cm" fo:padding-right="0.276cm" draw:shadow="visible" draw:shadow-offset-x="0.141cm" draw:shadow-offset-y="0.141cm" draw:shadow-color="#1c1c1c" draw:shadow-opacity="4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1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fff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" style:family="paragraph">
      <loext:graphic-properties draw:fill="none" draw:fill-color="#ffffff"/>
      <style:text-properties fo:color="#fffff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8" style:family="paragraph">
      <loext:graphic-properties draw:fill="gradient" draw:fill-gradient-name="Gradient_20_18"/>
      <style:paragraph-properties fo:text-align="center"/>
    </style:style>
    <style:style style:name="T1" style:family="text">
      <style:text-properties fo:color="#fffff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4.8cm" svg:height="15.6cm" svg:x="3.8cm" svg:y="2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17cm" svg:height="1.691cm" draw:transform="rotate (-1.03794730616103) translate (9.305cm 8.18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3" draw:layer="layout" svg:width="8.569cm" svg:height="7.1cm" draw:transform="rotate (-0.127932634171184) translate (7.301cm 10.1cm)">
            <draw:image xlink:href="Pictures/1000020100000365000002D027B45321FFBA1B93.png" xlink:type="simple" xlink:show="embed" xlink:actuate="onLoad">
              <text:p/>
            </draw:image>
          </draw:frame>
          <draw:custom-shape draw:style-name="gr4" draw:text-style-name="P2" draw:layer="layout" svg:width="3.857cm" svg:height="1.678cm" draw:transform="rotate (-1.03794730616103) translate (12.561cm 8.356cm)">
            <text:p/>
  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5" draw:text-style-name="P4" draw:layer="layout" svg:width="4.805cm" svg:height="5.509cm" svg:x="12.795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6" draw:text-style-name="P5" draw:layer="layout" svg:x1="13.732cm" svg:y1="5.289cm" svg:x2="16.662cm" svg:y2="5.289cm">
              <text:p/>
            </draw:line>
            <draw:line draw:style-name="gr6" draw:text-style-name="P5" draw:layer="layout" svg:x1="13.732cm" svg:y1="5.922cm" svg:x2="16.662cm" svg:y2="5.922cm">
              <text:p/>
            </draw:line>
            <draw:line draw:style-name="gr6" draw:text-style-name="P5" draw:layer="layout" svg:x1="13.732cm" svg:y1="6.555cm" svg:x2="16.662cm" svg:y2="6.555cm">
              <text:p/>
            </draw:line>
            <draw:line draw:style-name="gr6" draw:text-style-name="P5" draw:layer="layout" svg:x1="13.732cm" svg:y1="7.188cm" svg:x2="16.662cm" svg:y2="7.188cm">
              <text:p/>
            </draw:line>
            <draw:line draw:style-name="gr6" draw:text-style-name="P5" draw:layer="layout" svg:x1="13.732cm" svg:y1="7.821cm" svg:x2="16.662cm" svg:y2="7.821cm">
              <text:p/>
            </draw:line>
            <draw:line draw:style-name="gr6" draw:text-style-name="P5" draw:layer="layout" svg:x1="13.732cm" svg:y1="8.454cm" svg:x2="16.662cm" svg:y2="8.454cm">
              <text:p/>
            </draw:line>
          </draw:g>
          <draw:frame draw:style-name="gr7" draw:text-style-name="P7" draw:layer="layout" svg:width="2.977cm" svg:height="1.517cm" draw:transform="rotate (0.411548637620263) translate (9.632cm 12.954cm)">
            <draw:text-box>
              <text:p text:style-name="P6"><text:span text:style-name="T1">STM</text:span></text:p>
            </draw:text-box>
          </draw:frame>
          <draw:g>
            <draw:custom-shape draw:style-name="gr8" draw:text-style-name="P8" draw:layer="layout" svg:width="4.805cm" svg:height="5.509cm" svg:x="5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6" draw:text-style-name="P5" draw:layer="layout" svg:x1="5.938cm" svg:y1="5.289cm" svg:x2="8.868cm" svg:y2="5.289cm">
              <text:p/>
            </draw:line>
            <draw:line draw:style-name="gr6" draw:text-style-name="P5" draw:layer="layout" svg:x1="5.938cm" svg:y1="5.922cm" svg:x2="8.868cm" svg:y2="5.922cm">
              <text:p/>
            </draw:line>
            <draw:line draw:style-name="gr6" draw:text-style-name="P5" draw:layer="layout" svg:x1="5.938cm" svg:y1="6.555cm" svg:x2="8.868cm" svg:y2="6.555cm">
              <text:p/>
            </draw:line>
            <draw:line draw:style-name="gr6" draw:text-style-name="P5" draw:layer="layout" svg:x1="5.938cm" svg:y1="7.188cm" svg:x2="8.868cm" svg:y2="7.188cm">
              <text:p/>
            </draw:line>
            <draw:line draw:style-name="gr6" draw:text-style-name="P5" draw:layer="layout" svg:x1="5.938cm" svg:y1="7.821cm" svg:x2="8.868cm" svg:y2="7.821cm">
              <text:p/>
            </draw:line>
            <draw:line draw:style-name="gr6" draw:text-style-name="P5" draw:layer="layout" svg:x1="5.938cm" svg:y1="8.454cm" svg:x2="8.868cm" svg:y2="8.45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b2b2b2" draw:end-color="#f58220" draw:start-intensity="100%" draw:end-intensity="100%" draw:angle="300" draw:border="0%"/>
    <draw:gradient draw:name="Gradient_20_17" draw:display-name="Gradient 17" draw:style="linear" draw:start-color="#b2b2b2" draw:end-color="#1b75bc" draw:start-intensity="100%" draw:end-intensity="100%" draw:angle="300" draw:border="0%"/>
    <draw:gradient draw:name="Gradient_20_18" draw:display-name="Gradient 18" draw:style="linear" draw:start-color="#b2b2b2" draw:end-color="#89c765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8:56:53.277607643</meta:creation-date>
    <dc:date>2018-12-26T09:03:22.116859806</dc:date>
    <meta:editing-duration>PT9M52S</meta:editing-duration>
    <meta:editing-cycles>5</meta:editing-cycles>
    <meta:generator>LibreOffice/6.0.7.3$Linux_X86_64 LibreOffice_project/00m0$Build-3</meta:generator>
    <meta:document-statistic meta:object-count="22"/>
  </office:meta>
</office:document-meta>
</file>